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center" style:justify-single-word="false"/>
    </style:style>
    <style:style style:name="P3" style:family="paragraph" style:parent-style-name="Standard">
      <style:paragraph-properties fo:text-align="start" style:justify-single-word="false"/>
    </style:style>
    <style:style style:name="T1" style:family="text">
      <style:text-properties fo:font-variant="normal" fo:text-transform="none" fo:color="#24292e" style:font-name="Times New Roman" fo:font-size="12pt" fo:letter-spacing="normal" fo:font-style="normal" fo:font-weight="normal" style:font-size-asian="12pt" style:font-size-complex="12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 HISTORY OF HTML</text:p>
      <text:p text:style-name="P3"><text:tab/></text:p>
      <text:p text:style-name="P3"><text:tab/>On 1989, Tim Berners-Lee created the World Wide Web (WWW) together with Hypertext Markup Language (HTML) which was based on Standard Generalized Markup Lanugage (SGML). as its publishing language.<text:tab/></text:p>
      <text:p text:style-name="P1">HTML</text:p>
      <text:p text:style-name="P3"/>
      <text:p text:style-name="P3"><text:tab/><text:span text:style-name="T1">Hypertext Markup Language or HTML is a markup language that is used in order to create websites or web applications. HTML is used to define the web page content and its layout.</text:span></text:p>
      <text:p text:style-name="P3"><text:span text:style-name="T1"/></text:p>
      <text:p text:style-name="P1"><text:span text:style-name="T1">XHTML</text:span></text:p>
      <text:p text:style-name="P3"><text:span text:style-name="T1"><text:tab/>Extensible Hypertext Markup Language (XHTML) is a markup language that is used in order to create web pages. XHTML was based on HTML 4.0 that follows the Extensible Markup Lanugage (XML) rules which means XHTML can create cerain set of rules of any kind of data that can be used for describing or creating the web page layout.</text:span></text:p>
      <text:p text:style-name="P3"/>
      <text:p text:style-name="P1">HTML 4.0 vs HTML 5 vs XHTML </text:p>
      <text:p text:style-name="P3"/>
      <text:p text:style-name="P3"><text:tab/>HTML 4 is the oldest version of HTML that is still used. HTML 4 has a loose syntax since having a closing tag was optional. HTML 4 is great for new developers since it is very easy to use and its very easy to adapt. HTML 4 has a disadvantage since loose syntax isnt great if you want to have an specific outcome for different browsers.</text:p>
      <text:p text:style-name="P3"/>
      <text:p text:style-name="P3"><text:tab/>XHTML was created to fix the problem of HTML 4 being a loose syntax. In XHTML all opening tags must have a closing tags. Since XHTML is more restricted, it wont allow you to have mistakes.</text:p>
      <text:p text:style-name="P3"/>
      <text:p text:style-name="P3"><text:tab/>HTML 5 is a new version of HTML which is still developing. HTML 5 is becoming more popular these days because of its new features. HTML 5 has also a loose syntax but it isnt a problem now since some programs that is used to create HTML auto generates a closing tags. HTML 5 still uses some of the best features of HTML 4 but it also have some new tags. One of the popular feature of HTML 5 is that you can embed videos directly without the use of plugins.</text:p>
      <text:p text:style-name="P3"/>
      <text:p text:style-name="P1">HTML DOCUMENT STRUCTURE</text:p>
      <text:p text:style-name="P3"><text:tab/></text:p>
      <text:p text:style-name="P3"><text:tab/>HTML 4 needs to be started by a &lt;html&gt; tag and needs to be ended with &lt;/html&gt; tag. All other elements should appear inside &lt;html&gt; and &lt;/html&gt;. The head element is the one that appears first after the &lt;html&gt; tag. Inside the head, <text:s/>the elements title, meta data, and script is placed together with the link of external css and some other resources that is needed. The contents of the web pages is placed inside the body elemnt. All of these are the basic structure of HTML document structure, since the HTML 5 has support from modern browsers, it is more ideal to use the new elemts to make the web pages structure more creative.</text:p>
      <text:p text:style-name="P3"/>
      <text:p text:style-name="P1">ELEMENT</text:p>
      <text:p text:style-name="P1">1. TAGS<text:line-break/>2. CONTENT</text:p>
      <text:p text:style-name="P1">2.1 CONTENT MODELS<text:line-break/>2.2 VOID ELEMENTS<text:line-break/>3. ATTRIBUTES AND ATTRIBUTES VALUES</text:p>
      <text:list xml:id="list1767057770419094572" text:style-name="L1">
        <text:list-item>
          <text:list>
            <text:list-item>
              <text:p text:style-name="P2"><text:soft-page-break/>GLOBAL ATTRIBUTES</text:p>
              <text:p text:style-name="P2">3.2 CUSTOM NON-VISIBLE DATA ATTRIBUTES</text:p>
              <text:p text:style-name="P2">3.3 WAI-ARIA</text:p>
              <text:p text:style-name="P2">3.4 ELEMENT SPECIFIC ATTRIBUTE</text:p>
              <text:p text:style-name="P2">3.5 MATH ML, SVG</text:p>
              <text:p text:style-name="P2">4. CHARACTER REFERENCES</text:p>
              <text:p text:style-name="P2">5. COMMENTS</text:p>
              <text:p text:style-name="P2">6. BIT MAPPED VS VECTOR GRAPHICS</text:p>
              <text:p text:style-name="P2">7. HTML PREPROCESSORS<text:tab/></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Rei Sibaen</meta:initial-creator>
    <meta:creation-date>2018-02-24T20:21:36.31</meta:creation-date>
    <meta:document-statistic meta:table-count="0" meta:image-count="0" meta:object-count="0" meta:page-count="2" meta:paragraph-count="26" meta:word-count="491" meta:character-count="2695"/>
    <dc:date>2018-02-24T22:27:31.84</dc:date>
    <dc:creator>Jan Rei Sibaen</dc:creator>
    <meta:editing-duration>PT1M41S</meta:editing-duration>
    <meta:editing-cycles>1</meta:editing-cycles>
    <meta:generator>OpenOffice/4.1.2$Win32 OpenOffice.org_project/412m3$Build-9782</meta:generator>
  </office:meta>
</office:document-meta>
</file>